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text-properties fo:language="da" fo:country="DK" officeooo:rsid="001b0534" officeooo:paragraph-rsid="001b0534"/>
    </style:style>
    <style:style style:name="P2" style:family="paragraph" style:parent-style-name="Standard">
      <style:paragraph-properties style:writing-mode="lr-tb"/>
      <style:text-properties officeooo:rsid="001c5326" officeooo:paragraph-rsid="001c5326"/>
    </style:style>
    <style:style style:name="P3" style:family="paragraph" style:parent-style-name="Standard">
      <style:paragraph-properties style:writing-mode="lr-tb"/>
      <style:text-properties fo:language="en" fo:country="US" officeooo:rsid="001b0534" officeooo:paragraph-rsid="001b0534"/>
    </style:style>
    <style:style style:name="P4" style:family="paragraph" style:parent-style-name="Standard">
      <style:paragraph-properties style:writing-mode="lr-tb"/>
      <style:text-properties fo:language="en" fo:country="US" officeooo:rsid="001c5326" officeooo:paragraph-rsid="001c5326"/>
    </style:style>
    <style:style style:name="P5" style:family="paragraph" style:parent-style-name="Standard">
      <style:paragraph-properties style:writing-mode="lr-tb"/>
      <style:text-properties fo:language="en" fo:country="US" officeooo:rsid="001c6ed6" officeooo:paragraph-rsid="001c6ed6"/>
    </style:style>
    <style:style style:name="P6" style:family="paragraph" style:parent-style-name="Standard">
      <style:paragraph-properties style:writing-mode="lr-tb"/>
      <style:text-properties fo:language="en" fo:country="US" officeooo:rsid="001d0463" officeooo:paragraph-rsid="001d0463"/>
    </style:style>
    <style:style style:name="P7" style:family="paragraph" style:parent-style-name="Standard">
      <style:paragraph-properties style:writing-mode="lr-tb"/>
      <style:text-properties officeooo:rsid="002352a7" officeooo:paragraph-rsid="002352a7"/>
    </style:style>
    <style:style style:name="P8" style:family="paragraph" style:parent-style-name="Standard">
      <style:text-properties officeooo:rsid="00219b98" officeooo:paragraph-rsid="00219b98"/>
    </style:style>
    <style:style style:name="P9" style:family="paragraph" style:parent-style-name="Standard">
      <style:text-properties officeooo:rsid="002352a7" officeooo:paragraph-rsid="002352a7"/>
    </style:style>
    <style:style style:name="P10" style:family="paragraph" style:parent-style-name="Standard">
      <style:text-properties officeooo:rsid="00251620" officeooo:paragraph-rsid="00251620"/>
    </style:style>
    <style:style style:name="P11" style:family="paragraph">
      <style:paragraph-properties fo:text-align="center"/>
    </style:style>
    <style:style style:name="P12" style:family="paragraph">
      <style:paragraph-properties style:writing-mode="lr-tb"/>
    </style:style>
    <style:style style:name="P13" style:family="paragraph">
      <loext:graphic-properties draw:fill-color="#cccccc"/>
      <style:paragraph-properties style:writing-mode="lr-tb"/>
    </style:style>
    <style:style style:name="P14" style:family="paragraph">
      <loext:graphic-properties draw:fill-color="#81d41a"/>
      <style:paragraph-properties style:writing-mode="lr-tb"/>
    </style:style>
    <style:style style:name="P15" style:family="paragraph">
      <loext:graphic-properties draw:fill-color="#ffff00"/>
      <style:paragraph-properties style:writing-mode="lr-tb"/>
    </style:style>
    <style:style style:name="T1" style:family="text">
      <style:text-properties fo:language="en" fo:country="US"/>
    </style:style>
    <style:style style:name="T2" style:family="text">
      <style:text-properties fo:language="en" fo:country="US" officeooo:rsid="001b0534"/>
    </style:style>
    <style:style style:name="T3" style:family="text">
      <style:text-properties fo:language="en" fo:country="US" officeooo:rsid="001c5326"/>
    </style:style>
    <style:style style:name="T4" style:family="text">
      <style:text-properties fo:language="en" fo:country="US" officeooo:rsid="001c6ed6"/>
    </style:style>
    <style:style style:name="T5" style:family="text">
      <style:text-properties fo:language="en" fo:country="US" officeooo:rsid="002352a7"/>
    </style:style>
    <style:style style:name="T6" style:family="text">
      <style:text-properties officeooo:rsid="00219b98"/>
    </style:style>
    <style:style style:name="T7" style:family="text">
      <style:text-properties officeooo:rsid="002352a7"/>
    </style:style>
    <style:style style:name="T8" style:family="text">
      <style:text-properties officeooo:rsid="00251620"/>
    </style: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heads_20_1" draw:textarea-horizontal-align="justify" draw:textarea-vertical-align="middle" draw:auto-grow-height="false" fo:min-height="0.6043in" fo:min-width="1.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start="Arrowheads_20_1"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cccc" draw:textarea-horizontal-align="justify" draw:textarea-vertical-align="middle" draw:auto-grow-height="false" fo:min-height="0.6402in" fo:min-width="2.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Arrowheads_20_1" draw:fill-color="#81d41a" draw:textarea-horizontal-align="justify" draw:textarea-vertical-align="middle" draw:auto-grow-height="false" fo:min-height="0.278in" fo:min-width="0.5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heads_20_1" draw:fill-color="#cccccc" draw:textarea-horizontal-align="justify" draw:textarea-vertical-align="middle" draw:auto-grow-height="false" fo:min-height="0.6402in" fo:min-width="2.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9835in" fo:min-width="1.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5008in" fo:min-width="1.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00" draw:textarea-horizontal-align="justify" draw:textarea-vertical-align="middle" draw:auto-grow-height="false" fo:min-height="0.5008in" fo:min-width="0.9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5008in" fo:min-width="0.7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5" draw:text-style-name="P13" svg:width="2.2795in" svg:height="0.7087in" svg:x="1.9807in" svg:y="-0.3717in"><text:p text:style-name="P12">1. 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3" draw:text-style-name="P12" svg:width="0.9587in" svg:height="0.5539in" svg:x="0.1465in" svg:y="0.8252in"><text:p text:style-name="P12">2. Go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2_0" draw:style-name="gr4" draw:text-style-name="P12" svg:width="0.9587in" svg:height="0.5539in" svg:x="2.5756in" svg:y="0.8846in"><text:p text:style-name="P12">3. Neutr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2_2" draw:style-name="gr3" draw:text-style-name="P12" svg:width="0.9587in" svg:height="0.5539in" svg:x="5.5457in" svg:y="0.9016in"><text:p text:style-name="P12">4. Ba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2_3" draw:style-name="gr3" draw:text-style-name="P12" svg:width="0.9587in" svg:height="0.5539in" svg:x="3.1055in" svg:y="2.1764in"><text:p text:style-name="P12">8. Nonsense </text:p><text:p text:style-name="P12">talk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2_4" draw:style-name="gr8" draw:text-style-name="P12" svg:width="1.3335in" svg:height="1.0894in" svg:x="-0.4783in" svg:y="3.1646in"><text:p text:style-name="P12">12. Undercover – </text:p><text:p text:style-name="P12">have the option </text:p><text:p text:style-name="P12">to choose whether </text:p><text:p text:style-name="P12">they can join us </text:p><text:p text:style-name="P12">or no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2_5" draw:style-name="gr11" draw:text-style-name="P12" svg:width="0.8157in" svg:height="0.5539in" svg:x="2.1717in" svg:y="2.1756in"><text:p text:style-name="P12">7. Guiding </text:p><text:p text:style-name="P12">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_6" draw:style-name="gr10" draw:text-style-name="P15" svg:width="0.9587in" svg:height="0.5539in" svg:x="-0.5555in" svg:y="2.1945in"><text:p text:style-name="P12">5. Our </text:p><text:p text:style-name="P12">char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2_7" draw:style-name="gr9" draw:text-style-name="P12" svg:width="1.3106in" svg:height="0.5539in" svg:x="0.5626in" svg:y="2.1756in"><text:p text:style-name="P12">6. Temporary </text:p><text:p text:style-name="P12">help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2_8" draw:style-name="gr3" draw:text-style-name="P12" svg:width="0.9587in" svg:height="0.5539in" svg:x="5.6228in" svg:y="2.1937in"><text:p text:style-name="P12">10. Bo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2_9" draw:style-name="gr3" draw:text-style-name="P12" svg:width="0.9587in" svg:height="0.5539in" svg:x="6.6165in" svg:y="2.1819in"><text:p text:style-name="P12">11. Normal </text:p><text:p text:style-name="P12">enem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_10" draw:style-name="gr3" draw:text-style-name="P12" svg:width="0.9587in" svg:height="0.5539in" svg:x="0.9327in" svg:y="3.2118in"><text:p text:style-name="P12">13. Proud </text:p><text:p text:style-name="P12">helper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2_11" draw:style-name="gr8" draw:text-style-name="P12" svg:width="1.3335in" svg:height="1.0894in" svg:x="4.2535in" svg:y="2.1882in"><text:p text:style-name="P12">9. Undercover – </text:p><text:p text:style-name="P12">have the option </text:p><text:p text:style-name="P12">to choose whether </text:p><text:p text:style-name="P12">they can join us </text:p><text:p text:style-name="P12">or no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Shape3" draw:style-name="gr1" draw:text-style-name="P11" svg:x1="0.998in" svg:y1="0.7949in" svg:x2="1.9807in" svg:y2="0.3366in"><text:p/></draw:line><draw:line text:anchor-type="paragraph" draw:z-index="14" draw:name="Shape4" draw:style-name="gr1" draw:text-style-name="P11" svg:x1="2.9807in" svg:y1="0.8846in" svg:x2="2.9862in" svg:y2="0.372in"><text:p/></draw:line><draw:line text:anchor-type="paragraph" draw:z-index="15" draw:name="Shape5" draw:style-name="gr1" draw:text-style-name="P11" svg:x1="5.5461in" svg:y1="0.9437in" svg:x2="4.189in" svg:y2="0.3366in"><text:p/></draw:line><draw:line text:anchor-type="paragraph" draw:z-index="16" draw:name="Shape6" draw:style-name="gr1" draw:text-style-name="P11" svg:x1="-0.1984in" svg:y1="2.1945in" svg:x2="0.4744in" svg:y2="1.4083in"><text:p/></draw:line><draw:line text:anchor-type="paragraph" draw:z-index="17" draw:name="Shape7" draw:style-name="gr1" draw:text-style-name="P11" svg:x1="1.1413in" svg:y1="2.1756in" svg:x2="0.7661in" svg:y2="1.4201in"><text:p/></draw:line><draw:line text:anchor-type="paragraph" draw:z-index="18" draw:name="Shape8" draw:style-name="gr1" draw:text-style-name="P11" svg:x1="2.498in" svg:y1="2.1756in" svg:x2="2.9807in" svg:y2="1.4673in"><text:p/></draw:line><draw:line text:anchor-type="paragraph" draw:z-index="19" draw:name="Shape9" draw:style-name="gr1" draw:text-style-name="P11" svg:x1="3.5343in" svg:y1="2.152in" svg:x2="3.2008in" svg:y2="1.4917in"><text:p/></draw:line><draw:line text:anchor-type="paragraph" draw:z-index="20" draw:name="Shape10" draw:style-name="gr1" draw:text-style-name="P11" svg:x1="0.2362in" svg:y1="3.1287in" svg:x2="0.939in" svg:y2="2.7535in"><text:p/></draw:line><draw:line text:anchor-type="paragraph" draw:z-index="21" draw:name="Shape11" draw:style-name="gr1" draw:text-style-name="P11" svg:x1="1.4925in" svg:y1="3.2118in" svg:x2="1.2362in" svg:y2="2.7654in"><text:p/></draw:line><draw:custom-shape text:anchor-type="paragraph" draw:z-index="22" draw:name="Shape12" draw:style-name="gr6" draw:text-style-name="P14" svg:width="0.9587in" svg:height="0.4949in" svg:x="5.6465in" svg:y="3.0862in"><text:p text:style-name="P12">14. Many </text:p><text:p text:style-name="P12">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23" draw:name="Shape12_0" draw:style-name="gr6" draw:text-style-name="P14" svg:width="0.9587in" svg:height="0.4949in" svg:x="6.6701in" svg:y="3.0925in"><text:p text:style-name="P12">15. Many </text:p><text:p text:style-name="P12">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24" draw:name="Shape13" draw:style-name="gr1" draw:text-style-name="P11" svg:x1="5.022in" svg:y1="2.1638in" svg:x2="5.5457in" svg:y2="1.4547in"><text:p/></draw:line><draw:line text:anchor-type="paragraph" draw:z-index="25" draw:name="Shape14" draw:style-name="gr1" draw:text-style-name="P11" svg:x1="6.111in" svg:y1="2.1937in" svg:x2="6.0811in" svg:y2="1.5035in"><text:p/></draw:line><draw:line text:anchor-type="paragraph" draw:z-index="26" draw:name="Shape15" draw:style-name="gr1" draw:text-style-name="P11" svg:x1="7.0161in" svg:y1="2.1819in" svg:x2="6.4681in" svg:y2="1.4972in"><text:p/></draw:line><draw:line text:anchor-type="paragraph" draw:z-index="27" draw:name="Shape16" draw:style-name="gr1" draw:text-style-name="P11" svg:x1="6.0811in" svg:y1="3.0862in" svg:x2="6.0693in" svg:y2="2.8071in"><text:p/></draw:line><draw:line text:anchor-type="paragraph" draw:z-index="28" draw:name="Shape17" draw:style-name="gr1" draw:text-style-name="P11" svg:x1="7.0929in" svg:y1="3.0925in" svg:x2="7.0756in" svg:y2="2.7772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Abstract or meta class – character has life, can hold things <text:span text:style-name="T1">(potentially sword or shield), and carry things (health pack), </text:span><text:span text:style-name="T3">taking one spot from the board (maze). </text:span><text:span text:style-name="T5">Character can only carry limited amount of things that can be carried (i.e. there will be a key that will tell us whether an object can be carried).</text:span></text:p>
      <text:p text:style-name="P3"/>
      <text:p text:style-name="P3">2. +3. +4. are subclasses, where 2 and 4 have the ability to attack (use their weapons), defend, and move. While 2 and 3 can talk.</text:p>
      <text:p text:style-name="P3"/>
      <text:p text:style-name="P2"><text:span text:style-name="T2">5. </text:span><text:span text:style-name="T1">Subclass which will be translated to one single character. This is the only player which its characteristics will be saved between each level it goes up (if it had a certain shield, that shield will still be with it in the next level). Can be controlled within the board/maze.</text:span></text:p>
      <text:p text:style-name="P4"/>
      <text:p text:style-name="P4">6. Subclass – sometimes they can attack, sometimes they help you defend, sometimes thay give you a cure, and other times they do some of these together or all of them.</text:p>
      <text:p text:style-name="P4"/>
      <text:p text:style-name="P2"><text:span text:style-name="T1">7. Tells you where to go, or a helpful direction towards your end goal. </text:span><text:span text:style-name="T4">While 8. prints random strings.</text:span></text:p>
      <text:p text:style-name="P4"/>
      <text:p text:style-name="P5">9. + 11. Possibly a function factory producing different classes/enemy characters every time. - can also using a function to decide how many enemies and what’s their location at each level.</text:p>
      <text:p text:style-name="P5"/>
      <text:p text:style-name="P6">10. <text:span text:style-name="T6">Subclass - There is exactly one boss in each level, and it is located at the other end of the maze from the start point. Only after killing it we get to the next level.</text:span></text:p>
      <text:p text:style-name="Standard"/>
      <text:p text:style-name="Standard"/>
      <text:p text:style-name="Standard"/>
      <text:p text:style-name="Standard"/>
      <text:p text:style-name="Standard"><text:soft-page-break/></text:p>
      <text:p text:style-name="Standard"/>
      <text:p text:style-name="Standard"><draw:custom-shape text:anchor-type="paragraph" draw:z-index="29" draw:name="Shape1_0" draw:style-name="gr7" draw:text-style-name="P13" svg:width="2.2795in" svg:height="0.7087in" svg:x="2.0047in" svg:y="-0.2083in"><text:p text:style-name="P12">1. Arm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Shape2_1" draw:style-name="gr3" draw:text-style-name="P12" svg:width="0.9587in" svg:height="0.5539in" svg:x="0.4138in" svg:y="0.752in"><text:p text:style-name="P12">2. Weap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2_12" draw:style-name="gr3" draw:text-style-name="P12" svg:width="0.9587in" svg:height="0.5539in" svg:x="5.6055in" svg:y="0.7457in"><text:p text:style-name="P12">3. Shiel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Shape2_14" draw:style-name="gr3" draw:text-style-name="P12" svg:width="0.9587in" svg:height="0.5539in" svg:x="1.302in" svg:y="1.9661in"><text:p text:style-name="P12">5. Gu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2_15" draw:style-name="gr3" draw:text-style-name="P12" svg:width="0.9587in" svg:height="0.5539in" svg:x="-0.6445in" svg:y="2.0016in"><text:p text:style-name="P12">4. Swor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Shape12_1" draw:style-name="gr6" draw:text-style-name="P14" svg:width="0.9587in" svg:height="0.4949in" svg:x="-0.6811in" svg:y="3.1256in"><text:p text:style-name="P12">7. Many </text:p><text:p text:style-name="P12">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35" draw:name="Shape12_2" draw:style-name="gr6" draw:text-style-name="P14" svg:width="0.9587in" svg:height="0.4949in" svg:x="1.289in" svg:y="3.1728in"><text:p text:style-name="P12">8. Many </text:p><text:p text:style-name="P12">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36" draw:name="Shape12_3" draw:style-name="gr6" draw:text-style-name="P14" svg:width="0.9587in" svg:height="0.4949in" svg:x="5.6339in" svg:y="1.9055in"><text:p text:style-name="P12">6. Many </text:p><text:p text:style-name="P12">typ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Standard"><draw:line text:anchor-type="paragraph" draw:z-index="41" draw:name="Shape18" draw:style-name="gr1" draw:text-style-name="P11" svg:x1="1.1346in" svg:y1="0.5602in" svg:x2="2.0047in" svg:y2="0.1402in"><text:p/></draw:line><draw:line text:anchor-type="paragraph" draw:z-index="42" draw:name="Shape19" draw:style-name="gr1" draw:text-style-name="P11" svg:x1="5.6591in" svg:y1="0.5803in" svg:x2="4.2839in" svg:y2="0.0866in"><text:p/></draw:line></text:p>
      <text:p text:style-name="Standard"/>
      <text:p text:style-name="Standard"/>
      <text:p text:style-name="Standard"/>
      <text:p text:style-name="Standard"/>
      <text:p text:style-name="Standard"><draw:line text:anchor-type="paragraph" draw:z-index="43" draw:name="Shape20" draw:style-name="gr1" draw:text-style-name="P11" svg:x1="-0.0555in" svg:y1="0.8512in" svg:x2="0.6528in" svg:y2="0.1819in"><text:p/></draw:line><draw:line text:anchor-type="paragraph" draw:z-index="44" draw:name="Shape21" draw:style-name="gr1" draw:text-style-name="P11" svg:x1="1.6346in" svg:y1="0.8157in" svg:x2="1.0992in" svg:y2="0.1555in"><text:p/></draw:line><draw:line text:anchor-type="paragraph" draw:z-index="47" draw:name="Shape24" draw:style-name="gr1" draw:text-style-name="P11" svg:x1="6.1173in" svg:y1="0.7236in" svg:x2="6.1173in" svg:y2="0.1756in"><text:p/></draw:line><draw:line text:anchor-type="paragraph" draw:z-index="52" draw:name="Shape28" draw:style-name="gr1" draw:text-style-name="P11" svg:x1="3.2543in" svg:y1="1.4539in" svg:x2="1.4091in" svg:y2="0.0638in"><text:p/></draw:line><draw:line text:anchor-type="paragraph" draw:z-index="53" draw:name="Shape29" draw:style-name="gr1" draw:text-style-name="P11" svg:x1="4.2362in" svg:y1="1.4539in" svg:x2="5.6055in" svg:y2="0.1492in"><text:p/></draw:line></text:p>
      <text:p text:style-name="Standard"/>
      <text:p text:style-name="Standard"/>
      <text:p text:style-name="Standard"/>
      <text:p text:style-name="Standard"/>
      <text:p text:style-name="Standard"/>
      <text:p text:style-name="Standard"/>
      <text:p text:style-name="Standard"><draw:line text:anchor-type="paragraph" draw:z-index="45" draw:name="Shape22" draw:style-name="gr1" draw:text-style-name="P11" svg:x1="-0.228in" svg:y1="0.6339in" svg:x2="-0.2161in" svg:y2="0.0965in"><text:p/></draw:line><draw:line text:anchor-type="paragraph" draw:z-index="46" draw:name="Shape23" draw:style-name="gr1" draw:text-style-name="P11" svg:x1="1.7598in" svg:y1="0.6811in" svg:x2="1.7661in" svg:y2="0.0602in"><text:p/></draw:line><draw:custom-shape text:anchor-type="paragraph" draw:z-index="51" draw:name="Shape2_18" draw:style-name="gr2" draw:text-style-name="P12" svg:width="1.2614in" svg:height="0.6697in" svg:x="3.2134in" svg:y="0.1126in"><text:p text:style-name="P12">9. Weapon-Shield </text:p><text:p text:style-name="P12">(one weapon that </text:p><text:p text:style-name="P12">can do bo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Standard"/>
      <text:p text:style-name="P8">1. Abstract or meta class – <text:span text:style-name="T7">it something that can be carried and takes a minimum energy (effort to carry it)</text:span></text:p>
      <text:p text:style-name="Standard"/>
      <text:p text:style-name="P7">2. Class or MetaClass for Something that can attack with a certain speed and makes a certain damage.</text:p>
      <text:p text:style-name="Standard"/>
      <text:p text:style-name="P9">3. Class or MetaClass for something that mitigates the damage by protecting, and costs energy, depending on the block and the attack.</text:p>
      <text:p text:style-name="Standard"/>
      <text:p text:style-name="P9">4. subclass - Slower attack, can be stronger than some guns, <text:span text:style-name="T8">takes more effort</text:span>. </text:p>
      <text:p text:style-name="P9"/>
      <text:p text:style-name="P9">5. <text:span text:style-name="T8">subclass – fast attack, less effort (energy), and stronger attack.</text:span></text:p>
      <text:p text:style-name="Standard"/>
      <text:p text:style-name="P10">6. + 7. + 8. Generator which will populate a tree which contains all possible options.</text:p>
      <text:p text:style-name="Standard"/>
      <text:p text:style-name="P10">9. Weapon that serves both, but take different effort (decrease different amount of energy) depending on the function it is used (sometimes it is used to attack, other times for defe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custom-shape text:anchor-type="paragraph" draw:z-index="37" draw:name="Shape1_1" draw:style-name="gr5" draw:text-style-name="P13" svg:width="2.2795in" svg:height="0.7087in" svg:x="1.9335in" svg:y="-0.2236in"><text:p text:style-name="P12">1. Aid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2_13" draw:style-name="gr3" draw:text-style-name="P12" svg:width="0.9587in" svg:height="0.5539in" svg:x="-0.0862in" svg:y="0.9854in"><text:p text:style-name="P12">2. Sho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2_16" draw:style-name="gr4" draw:text-style-name="P12" svg:width="0.9587in" svg:height="0.5539in" svg:x="5.6866in" svg:y="0.9626in"><text:p text:style-name="P12">4. Clot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Shape2_17" draw:style-name="gr3" draw:text-style-name="P12" svg:width="0.9587in" svg:height="0.5539in" svg:x="2.55in" svg:y="0.9673in"><text:p text:style-name="P12">3. Health k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8" draw:name="Shape25" draw:style-name="gr1" draw:text-style-name="P11" svg:x1="0.3791in" svg:y1="0.9528in" svg:x2="1.9335in" svg:y2="0.2563in"><text:p/></draw:line><draw:line text:anchor-type="paragraph" draw:z-index="49" draw:name="Shape26" draw:style-name="gr1" draw:text-style-name="P11" svg:x1="3.0098in" svg:y1="0.9673in" svg:x2="3.0043in" svg:y2="0.4846in"><text:p/></draw:line><draw:line text:anchor-type="paragraph" draw:z-index="50" draw:name="Shape27" draw:style-name="gr1" draw:text-style-name="P11" svg:x1="5.7362in" svg:y1="0.9626in" svg:x2="4.2598in" svg:y2="0.2445in"><text:p/></draw:li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03T16:53:18.171000000</meta:creation-date>
    <dc:date>2022-07-26T17:35:33.755000000</dc:date>
    <meta:editing-duration>PT9H19M3S</meta:editing-duration>
    <meta:editing-cycles>8</meta:editing-cycles>
    <meta:generator>LibreOffice/6.4.5.2$Windows_X86_64 LibreOffice_project/a726b36747cf2001e06b58ad5db1aa3a9a1872d6</meta:generator>
    <meta:document-statistic meta:table-count="0" meta:image-count="0" meta:object-count="0" meta:page-count="3" meta:paragraph-count="14" meta:word-count="378" meta:character-count="2116" meta:non-whitespace-character-count="1747"/>
  </office:meta>
</office:document-meta>
</file>